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ünzstückelung:</text:p>
      <text:p text:style-name="P2">int münzstu(int x, Liste&lt;int&gt; m){</text:p>
      <text:p text:style-name="P2"><text:tab/>if(x&lt;0) return 0;</text:p>
      <text:p text:style-name="P2"><text:tab/>else if(x==0) return 1;</text:p>
      <text:p text:style-name="P2"><text:tab/>else if(m.isEmpty()) return 0;</text:p>
      <text:p text:style-name="P2"><text:tab/>//Wenn die erste Münze reinpasst(= kleinste Münze) werden alle Möglichkeiten <text:tab/>//durchgegangen ausgehend von dem nächsten Element und dem selben Element noch <text:tab/>//einmal(von m).</text:p>
      <text:p text:style-name="P2"><text:tab/>else if(m.head()&lt;=x) return münzstü(x-m.head(), m) + münzstü(x,m.tail());</text:p>
      <text:p text:style-name="P2">}</text:p>
      <text:p text:style-name="P2">Wie viele Münzkombinationen gibt es um einen bestimmten Wert darzustellen????!?!?!?!!?!?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09:48:09.83</meta:creation-date>
    <meta:document-statistic meta:table-count="0" meta:image-count="0" meta:object-count="0" meta:page-count="1" meta:paragraph-count="9" meta:word-count="58" meta:character-count="461"/>
    <dc:date>2013-05-16T10:37:15.40</dc:date>
    <meta:editing-duration>PT2M33S</meta:editing-duration>
    <meta:editing-cycles>1</meta:editing-cycles>
    <meta:generator>OpenOffice.org/3.4.1$Win32 OpenOffice.org_project/341m1$Build-9593</meta:generator>
  </office:meta>
</office:document-meta>
</file>